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standard">
      <style:graphic-properties svg:stroke-color="#000040" draw:fill-color="#0000a8" draw:textarea-horizontal-align="justify" draw:textarea-vertical-align="middle" draw:auto-grow-height="false" fo:min-height="2.75cm" fo:min-width="27.2cm"/>
    </style:style>
    <style:style style:name="gr2" style:family="graphic" style:parent-style-name="standard">
      <style:graphic-properties draw:stroke="none" svg:stroke-color="#000040" draw:fill-color="#0000a8" draw:textarea-horizontal-align="justify" draw:textarea-vertical-align="middle" draw:auto-grow-height="false" fo:min-height="1.45cm" fo:min-width="9.9cm"/>
    </style:style>
    <style:style style:name="gr3" style:family="graphic" style:parent-style-name="standard">
      <style:graphic-properties draw:stroke="solid" svg:stroke-width="0.035cm" svg:stroke-color="#1c1c1c" draw:marker-start-width="0.252cm" draw:marker-end-width="0.252cm" draw:fill="solid" draw:fill-color="#ffffff" draw:textarea-horizontal-align="justify" draw:textarea-vertical-align="middle" draw:auto-grow-height="false" fo:min-height="12.85cm" fo:min-width="5.2cm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18.3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4.5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65cm" fo:min-width="18.3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616cm" fo:min-width="18.266cm" fo:padding-top="0.142cm" fo:padding-bottom="0.142cm" fo:padding-left="0.267cm" fo:padding-right="0.267cm"/>
    </style:style>
    <style:style style:name="gr8" style:family="graphic" style:parent-style-name="standard">
      <style:graphic-properties draw:fill-color="#0000a8" draw:textarea-horizontal-align="justify" draw:textarea-vertical-align="middle" draw:auto-grow-height="false" fo:min-height="0.95cm" fo:min-width="27.2cm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 fo:min-height="1.376cm" fo:min-width="16.826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0000a8"/>
      <style:paragraph-properties fo:text-align="center"/>
      <style:text-properties fo:color="#ffffff" fo:font-size="20pt" style:font-size-asian="20pt" style:font-size-complex="2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-color="#b2b2b2"/>
      <style:paragraph-properties fo:text-align="end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loext:graphic-properties draw:fill-color="#0000a8"/>
      <style:paragraph-properties fo:text-align="center"/>
    </style:style>
    <style:style style:name="P11" style:family="paragraph">
      <loext:graphic-properties draw:fill-color="#999999"/>
      <style:paragraph-properties fo:text-align="center"/>
      <style:text-properties fo:color="#ffffff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0000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7.7cm" svg:height="3cm" svg:x="1cm" svg:y="1cm">
          <text:p text:style-name="P1"><text:span text:style-name="T1"><text:s text:c="107"/></text:span><text:span text:style-name="T2"><text:s/></text:span><text:span text:style-name="T3"><text:s text:c="2"/></text:span><text:span text:style-name="T2"><text:s/></text:span><text:span text:style-name="T2">SignUp <text:s/>Login</text:span></text:p>
          <text:p text:style-name="P1"><text:span text:style-name="T4"/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4cm" svg:height="1.7cm" svg:x="1.4cm" svg:y="1.2cm">
          <text:p text:style-name="P1"><text:span text:style-name="T1">Log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cm" svg:height="13.1cm" svg:x="1.4cm" svg:y="5.3cm">
          <text:p text:style-name="P3"><text:span text:style-name="T5">Clear Filiter</text:span></text:p>
          <text:p text:style-name="P3"><text:span text:style-name="T6"/></text:p>
          <text:p text:style-name="P3"><text:span text:style-name="T5">Pathways:</text:span></text:p>
          <text:p text:style-name="P3"><text:span text:style-name="T6"/></text:p>
          <text:list text:style-name="L2">
            <text:list-item>
              <text:p text:style-name="P3"><text:span text:style-name="T7">Web</text:span></text:p>
            </text:list-item>
            <text:list-item>
              <text:p text:style-name="P3"><text:span text:style-name="T7">Programming</text:span></text:p>
            </text:list-item>
            <text:list-item>
              <text:p text:style-name="P3"><text:span text:style-name="T7">Networks</text:span></text:p>
            </text:list-item>
          </text:list>
          <text:list text:style-name="L1">
            <text:list-header>
              <text:p text:style-name="P3"><text:span text:style-name="T7"/></text:p>
            </text:list-header>
          </text:list>
          <text:p text:style-name="P3"><text:span text:style-name="T5">Tutor</text:span></text:p>
          <text:p text:style-name="P3"><text:span text:style-name="T6"/></text:p>
          <text:list text:style-name="L2">
            <text:list-item>
              <text:p text:style-name="P3"><text:span text:style-name="T7">D.Walsh</text:span></text:p>
            </text:list-item>
            <text:list-item>
              <text:p text:style-name="P3"><text:span text:style-name="T7"/></text:p>
            </text:list-item>
            <text:list-item>
              <text:p text:style-name="P3"><text:span text:style-name="T7"/></text:p>
            </text:list-item>
            <text:list-item>
              <text:p text:style-name="P3"><text:span text:style-name="T7"/></text:p>
            </text:list-item>
            <text:list-item>
              <text:p text:style-name="P3"><text:span text:style-name="T7"/></text:p>
            </text:list-item>
          </text:list>
          <text:p text:style-name="P4"><text:span text:style-name="T7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8.8cm" svg:height="1.4cm" svg:x="8.6cm" svg:y="5.4cm">
          <text:p text:style-name="P3"><text:s text:c="46"/>Web Projects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cm" svg:height="0.7cm" svg:x="11.4cm" svg:y="5.8cm">
          <text:p text:style-name="P7">Sort by V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8.8cm" svg:height="5.9cm" svg:x="8.6cm" svg:y="6.7cm">
          <text:p text:style-name="P3"><text:span text:style-name="T1">Project Bazzar</text:span></text:p>
          <text:p text:style-name="P3"><text:span text:style-name="T1"/></text:p>
          <text:p text:style-name="P3"><text:span text:style-name="T8">JdkfiusdfhsjndfnscdsFDJNSfdnsKDJFNPISJDkSFDNKf;kjdhfskjd</text:span></text:p>
          <text:p text:style-name="P3"><text:span text:style-name="T8">HbdFBHKSjsbdkpjsdsBJFDSfbdksJFBDKJBFDKSJDjdfdfjKJDF</text:span></text:p>
          <text:p text:style-name="P3"><text:span text:style-name="T8">DSJNFksJDFBJBDKJASFDBKJFBDJKSASJD </text:span><text:span text:style-name="T9">More ...</text:span></text:p>
          <text:p text:style-name="P3"><text:span text:style-name="T1"/></text:p>
          <text:p text:style-name="P3"><text:span text:style-name="T8">Lecturer: D.Walsh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8.8cm" svg:height="5.9cm" svg:x="8.6cm" svg:y="12.6cm">
          <text:p text:style-name="P3"><text:span text:style-name="T1">Project Bazzar</text:span></text:p>
          <text:p text:style-name="P3"><text:span text:style-name="T1"/></text:p>
          <text:p text:style-name="P3"><text:span text:style-name="T8">JdkfiusdfhsjndfnscdsFDJNSfdnsKDJFNPISJDkSFDNKf;kjdhfskjd</text:span></text:p>
          <text:p text:style-name="P3"><text:span text:style-name="T8">HbdFBHKSjsbdkpjsdsBJFDSfbdksJFBDKJBFDKSJDjdfdfjKJDF</text:span></text:p>
          <text:p text:style-name="P3"><text:span text:style-name="T8">DSJNFksJDFBJBDKJASFDBKJFBDJKSASJD </text:span><text:span text:style-name="T9">More ...</text:span></text:p>
          <text:p text:style-name="P3"><text:span text:style-name="T1"/></text:p>
          <text:p text:style-name="P3"><text:span text:style-name="T8">Lecturer: D.Walsh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7.7cm" svg:height="1.2cm" svg:x="1cm" svg:y="18.8cm">
          <text:p text:style-name="P4">Footer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7.5cm" svg:height="1.8cm" svg:x="1.2cm" svg:y="3.1cm">
          <text:p text:style-name="P1"><text:span text:style-name="T1">Help! | <text:s/>Project Example | Current Proje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2" draw:layer="layout" svg:x1="1.6cm" svg:y1="7.2cm" svg:x2="6.8cm" svg:y2="7.2cm">
          <text:p/>
        </draw:line>
        <draw:line draw:style-name="gr10" draw:text-style-name="P12" draw:layer="layout" svg:x1="1.7cm" svg:y1="12.8cm" svg:x2="6.7cm" svg:y2="1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3:39:40.539168697</meta:creation-date>
    <dc:date>2017-11-19T14:59:34.434491716</dc:date>
    <meta:editing-duration>PT14M48S</meta:editing-duration>
    <meta:editing-cycles>2</meta:editing-cycles>
    <meta:generator>LibreOffice/5.3.1.2$Linux_X86_64 LibreOffice_project/30m0$Build-2</meta:generator>
    <meta:document-statistic meta:object-count="11"/>
  </office:meta>
</office:document-meta>
</file>